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000000383A0C32DBD4D017D81.png" manifest:media-type="image/png"/>
  <manifest:file-entry manifest:full-path="Pictures/10000000000002CB000003515C1C9E230377487B.png" manifest:media-type="image/png"/>
  <manifest:file-entry manifest:full-path="Pictures/100000000000034F00000322027ECE5872FF970A.png" manifest:media-type="image/png"/>
  <manifest:file-entry manifest:full-path="Pictures/10000000000002D3000003284349EF5931043E0F.png" manifest:media-type="image/png"/>
  <manifest:file-entry manifest:full-path="Pictures/1000000000000346000002EAB317C78E2BF0C8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2d9b" officeooo:paragraph-rsid="00132d9b"/>
    </style:style>
    <style:style style:name="P2" style:family="paragraph" style:parent-style-name="Title">
      <style:text-properties officeooo:rsid="00132d9b" officeooo:paragraph-rsid="00132d9b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stian Lage Fern<text:span text:style-name="T1">ández</text:span></text:p>
      <text:p text:style-name="P1"><draw:frame draw:style-name="fr2" draw:name="Imagen1" text:anchor-type="paragraph" svg:x="0.249cm" svg:y="0.9cm" svg:width="13.067cm" svg:height="11.631cm" draw:z-index="0"><draw:image xlink:href="Pictures/1000000000000346000002EAB317C78E2BF0C8EA.png" xlink:type="simple" xlink:show="embed" xlink:actuate="onLoad" draw:mime-type="image/png"/></draw:frame><text:span text:style-name="T1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n2" text:anchor-type="paragraph" svg:x="0.187cm" svg:y="0.21cm" svg:width="9.273cm" svg:height="10.363cm" draw:z-index="1"><draw:image xlink:href="Pictures/10000000000002D3000003284349EF5931043E0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n3" text:anchor-type="paragraph" svg:x="-0.358cm" svg:y="0.185cm" svg:width="12.381cm" svg:height="11.723cm" draw:z-index="2"><draw:image xlink:href="Pictures/100000000000034F00000322027ECE5872FF970A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n4" text:anchor-type="paragraph" svg:x="-0.175cm" svg:y="0.185cm" svg:width="11.811cm" svg:height="11.555cm" draw:z-index="3"><draw:image xlink:href="Pictures/10000000000002CB000003515C1C9E230377487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5" text:anchor-type="char" svg:x="-0.374cm" svg:y="0.132cm" svg:width="11.005cm" svg:height="9.783cm" draw:z-index="4"><draw:image xlink:href="Pictures/100000000000035000000383A0C32DBD4D017D81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6:48:51.429480110</meta:creation-date>
    <dc:date>2024-02-05T17:03:46.416020258</dc:date>
    <meta:editing-duration>PT4M44S</meta:editing-duration>
    <meta:editing-cycles>1</meta:editing-cycles>
    <meta:document-statistic meta:table-count="0" meta:image-count="5" meta:object-count="0" meta:page-count="3" meta:paragraph-count="1" meta:word-count="3" meta:character-count="23" meta:non-whitespace-character-count="21"/>
    <meta:generator>LibreOffice/7.3.7.2$Linux_X86_64 LibreOffice_project/30$Build-2</meta:generator>
  </office:meta>
</office:document-meta>
</file>